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932cm" fo:min-width="5.3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45cm" fo:min-width="3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306cm" fo:min-width="3.10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cm" fo:min-width="3.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3cm" fo:min-width="3.53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95cm" fo:min-width="5.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014cm" fo:min-width="4.52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8.3cm" svg:height="4.5cm" svg:x="1.1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8.8cm" svg:height="5.4cm" svg:x="3.3cm" svg:y="6.4cm">
          <text:p text:style-name="P1">Pobierz liczbę</text:p>
          <text:p text:style-name="P1">Większa od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5.3cm" svg:y1="5.6cm" svg:x2="6.4cm" svg:y2="6.6cm">
          <text:p/>
        </draw:line>
        <draw:frame draw:style-name="gr4" draw:text-style-name="P5" draw:layer="layout" svg:width="2.5cm" svg:height="1.2cm" svg:x="9.9cm" svg:y="11.8cm">
          <draw:text-box>
            <text:p>Nie</text:p>
          </draw:text-box>
        </draw:frame>
        <draw:custom-shape draw:style-name="gr5" draw:text-style-name="P2" xml:id="id2" draw:id="id2" draw:layer="layout" svg:width="5.1cm" svg:height="2.2cm" svg:x="12.4cm" svg:y="10cm">
          <text:p text:style-name="P1">Wydruku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7.7cm" svg:y1="11.8cm" svg:x2="14.95cm" svg:y2="12.2cm" draw:start-shape="id1" draw:start-glue-point="6" draw:end-shape="id2" draw:end-glue-point="8" svg:d="M7700 11800v902h7250v-502" svg:viewBox="0 0 7251 903">
          <text:p/>
        </draw:connector>
        <draw:connector draw:style-name="gr6" draw:text-style-name="P1" draw:layer="layout" svg:x1="14.95cm" svg:y1="10cm" svg:x2="12.1cm" svg:y2="9.1cm" draw:start-shape="id2" draw:start-glue-point="4" draw:end-shape="id1" draw:end-glue-point="7" svg:d="M14950 10000v-900h-2850" svg:viewBox="0 0 2851 901">
          <text:p/>
        </draw:connector>
        <draw:custom-shape draw:style-name="gr7" draw:text-style-name="P3" xml:id="id3" draw:id="id3" draw:layer="layout" svg:width="7.8cm" svg:height="4.5cm" svg:x="0.7cm" svg:y="14.7cm">
          <text:p text:style-name="P1">Pobierz kolejną</text:p>
          <text:p text:style-name="P1">Liczbę większą</text:p>
          <text:p text:style-name="P1">Od pierwsze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7.7cm" svg:y1="11.8cm" svg:x2="4.6cm" svg:y2="14.7cm" draw:start-shape="id1" draw:start-glue-point="6" draw:end-shape="id3" draw:end-glue-point="4" svg:d="M7700 11800v1451h-3100v1449" svg:viewBox="0 0 3101 2901">
          <text:p text:style-name="P1">Tak</text:p>
        </draw:connector>
        <draw:custom-shape draw:style-name="gr9" draw:text-style-name="P3" xml:id="id4" draw:id="id4" draw:layer="layout" svg:width="5.7cm" svg:height="2.8cm" svg:x="10.2cm" svg:y="17.6cm">
          <text:p text:style-name="P1">Wydrukuj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xml:id="id5" draw:id="id5" draw:layer="layout" svg:x1="8.5cm" svg:y1="16.95cm" svg:x2="8.5cm" svg:y2="16.95cm" draw:start-shape="id3" draw:start-glue-point="7" draw:end-shape="id3" draw:end-glue-point="7" svg:d="M8500 16950z" svg:viewBox="0 0 1 1">
          <text:p/>
        </draw:connector>
        <draw:connector draw:style-name="gr8" draw:text-style-name="P1" draw:layer="layout" svg:x1="4.6cm" svg:y1="19.2cm" svg:x2="13.05cm" svg:y2="20.4cm" draw:start-shape="id3" draw:start-glue-point="6" draw:end-shape="id4" draw:end-glue-point="8" svg:d="M4600 19200v1702h8450v-502" svg:viewBox="0 0 8451 1703">
          <text:p text:style-name="P1">Nie</text:p>
        </draw:connector>
        <draw:connector draw:style-name="gr6" draw:text-style-name="P1" draw:layer="layout" svg:x1="13.05cm" svg:y1="17.6cm" svg:x2="8.5cm" svg:y2="16.95cm" draw:start-shape="id4" draw:start-glue-point="4" draw:end-shape="id5" draw:end-glue-point="0" svg:d="M13050 17600v-650h-4550" svg:viewBox="0 0 4551 651">
          <text:p/>
        </draw:connector>
        <draw:custom-shape draw:style-name="gr10" draw:text-style-name="P3" xml:id="id6" draw:id="id6" draw:layer="layout" svg:width="5.9cm" svg:height="3.2cm" svg:x="0.2cm" svg:y="22.7cm">
          <text:p text:style-name="P1">Wypisz zbiór od</text:p>
          <text:p text:style-name="P1">Pierwszej liczby do</text:p>
          <text:p text:style-name="P1">Drugiej liczby plus 1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6cm" svg:y1="19.2cm" svg:x2="3.15cm" svg:y2="22.7cm" draw:start-shape="id3" draw:start-glue-point="6" draw:end-shape="id6" svg:d="M4600 19200v1751h-1450v1749" svg:viewBox="0 0 1451 3501">
          <text:p text:style-name="P1">Tak</text:p>
          <text:p text:style-name="P1"/>
        </draw:connector>
        <draw:custom-shape draw:style-name="gr11" draw:text-style-name="P3" draw:layer="layout" svg:width="7.1cm" svg:height="3.2cm" svg:x="8.1cm" svg:y="24.7cm">
          <text:p text:style-name="P1">Wydrukuj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9cm" svg:y1="24.4cm" svg:x2="9.2cm" svg:y2="2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0:58:12.867000000</meta:creation-date>
    <dc:date>2018-10-02T21:10:15.954000000</dc:date>
    <meta:editing-duration>PT12M2S</meta:editing-duration>
    <meta:editing-cycles>2</meta:editing-cycles>
    <meta:generator>LibreOffice/5.0.0.5$Windows_x86 LibreOffice_project/1b1a90865e348b492231e1c451437d7a15bb262b</meta:generator>
    <meta:document-statistic meta:object-count="17"/>
  </office:meta>
</office:document-meta>
</file>